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78782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officeooo:rsid="00005bc9" officeooo:paragraph-rsid="00005bc9" style:font-weight-asian="bold"/>
    </style:style>
    <style:style style:name="P3" style:family="paragraph" style:parent-style-name="Standard">
      <style:text-properties fo:font-weight="bold" officeooo:rsid="0004af3f" officeooo:paragraph-rsid="0004af3f" style:font-weight-asian="bold" style:font-weight-complex="bold"/>
    </style:style>
    <style:style style:name="P4" style:family="paragraph" style:parent-style-name="Standard">
      <style:text-properties fo:font-weight="bold" officeooo:rsid="00059823" officeooo:paragraph-rsid="00059823" style:font-weight-asian="bold" style:font-weight-complex="bold"/>
    </style:style>
    <style:style style:name="P5" style:family="paragraph" style:parent-style-name="Standard">
      <style:text-properties fo:font-weight="bold" officeooo:rsid="00063efd" officeooo:paragraph-rsid="00063efd" style:font-weight-asian="bold" style:font-weight-complex="bold"/>
    </style:style>
    <style:style style:name="P6" style:family="paragraph" style:parent-style-name="Standard">
      <style:text-properties fo:font-weight="normal" officeooo:rsid="0019db0d" officeooo:paragraph-rsid="0019db0d" style:font-weight-asian="normal" style:font-weight-complex="normal"/>
    </style:style>
    <style:style style:name="P7" style:family="paragraph" style:parent-style-name="Standard">
      <style:text-properties fo:font-weight="normal" officeooo:rsid="001ae3dd" officeooo:paragraph-rsid="001ae3dd" style:font-weight-asian="normal" style:font-weight-complex="normal"/>
    </style:style>
    <style:style style:name="P8" style:family="paragraph" style:parent-style-name="Standard">
      <style:text-properties officeooo:rsid="000eb472" officeooo:paragraph-rsid="000eb472"/>
    </style:style>
    <style:style style:name="P9" style:family="paragraph" style:parent-style-name="Standard" style:master-page-name="Standard">
      <style:paragraph-properties fo:line-height="100%" fo:text-align="end" style:justify-single-word="false" style:page-number="auto"/>
      <style:text-properties fo:font-weight="bold" officeooo:rsid="00184781" officeooo:paragraph-rsid="00184781" style:font-weight-asian="bold"/>
    </style:style>
    <style:style style:name="P10" style:family="paragraph" style:parent-style-name="Standard">
      <style:text-properties officeooo:rsid="000eb472" officeooo:paragraph-rsid="000eb472"/>
    </style:style>
    <style:style style:name="P11" style:family="paragraph" style:parent-style-name="Standard">
      <style:text-properties officeooo:rsid="0004af3f" officeooo:paragraph-rsid="0004af3f"/>
    </style:style>
    <style:style style:name="P12" style:family="paragraph" style:parent-style-name="Standard">
      <style:text-properties fo:font-weight="normal" officeooo:rsid="0019db0d" officeooo:paragraph-rsid="0019db0d" style:font-weight-asian="normal" style:font-weight-complex="normal"/>
    </style:style>
    <style:style style:name="P13" style:family="paragraph" style:parent-style-name="Standard">
      <style:text-properties fo:font-weight="normal" officeooo:rsid="0019db0d" officeooo:paragraph-rsid="001b9cc9" style:font-weight-asian="normal" style:font-weight-complex="normal"/>
    </style:style>
    <style:style style:name="P14" style:family="paragraph" style:parent-style-name="Standard">
      <style:text-properties fo:font-weight="normal" officeooo:rsid="001b9cc9" officeooo:paragraph-rsid="001b9cc9" style:font-weight-asian="normal" style:font-weight-complex="normal"/>
    </style:style>
    <style:style style:name="P15" style:family="paragraph" style:parent-style-name="Standard">
      <style:text-properties fo:font-weight="normal" officeooo:rsid="00063efd" officeooo:paragraph-rsid="00063efd" style:font-weight-asian="normal" style:font-weight-complex="normal"/>
    </style:style>
    <style:style style:name="P16" style:family="paragraph" style:parent-style-name="Standard">
      <style:text-properties officeooo:rsid="001b9cc9" officeooo:paragraph-rsid="001b9cc9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df5c5" style:font-size-asian="14pt" style:font-weight-asian="bold"/>
    </style:style>
    <style:style style:name="T3" style:family="text">
      <style:text-properties fo:font-size="14pt" fo:font-weight="bold" officeooo:rsid="001b9cc9" style:font-size-asian="14pt" style:font-weight-asian="bold"/>
    </style:style>
    <style:style style:name="T4" style:family="text">
      <style:text-properties fo:font-size="14pt" fo:font-weight="bold" officeooo:rsid="001cfefb" style:font-size-asian="14pt" style:font-weight-asian="bold"/>
    </style:style>
    <style:style style:name="T5" style:family="text">
      <style:text-properties style:font-name="Liberation Serif" fo:font-size="14pt" fo:font-weight="bold" officeooo:rsid="000df5c5" style:font-size-asian="14pt" style:font-weight-asian="bold" style:font-name-complex="Courier New"/>
    </style:style>
    <style:style style:name="T6" style:family="text">
      <style:text-properties style:font-name="Liberation Serif" fo:font-size="14pt" fo:font-weight="bold" officeooo:rsid="001b9cc9" style:font-size-asian="14pt" style:font-weight-asian="bold" style:font-name-complex="Courier New"/>
    </style:style>
    <style:style style:name="T7" style:family="text">
      <style:text-properties officeooo:rsid="00184781"/>
    </style:style>
    <style:style style:name="T8" style:family="text">
      <style:text-properties officeooo:rsid="001b9c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hushan Sonawane</text:p>
      <text:p text:style-name="P2">BE E 6<text:span text:style-name="T7">6</text:span> (BATCH 3)</text:p>
      <text:p text:style-name="P3">yacc.y</text:p>
      <text:p text:style-name="P11"/>
      <text:p text:style-name="P16">%{</text:p>
      <text:p text:style-name="P16">#include &lt;stdio.h&gt;</text:p>
      <text:p text:style-name="P16">#include &lt;malloc.h&gt;</text:p>
      <text:p text:style-name="P16">#include &lt;string.h&gt;</text:p>
      <text:p text:style-name="P16">#include &lt;ctype.h&gt;</text:p>
      <text:p text:style-name="P16">char vartype[10];</text:p>
      <text:p text:style-name="P16">char Tempname[10];</text:p>
      <text:p text:style-name="P16">int newAssignment = 0;</text:p>
      <text:p text:style-name="P16">struct STable{</text:p>
      <text:p text:style-name="P16">char label[10];</text:p>
      <text:p text:style-name="P16">char type[10];</text:p>
      <text:p text:style-name="P16">int size;</text:p>
      <text:p text:style-name="P16">int location;</text:p>
      <text:p text:style-name="P16">struct STable* next;</text:p>
      <text:p text:style-name="P16">}*head;</text:p>
      <text:p text:style-name="P16"></text:p>
      <text:p text:style-name="P16"></text:p>
      <text:p text:style-name="P16">struct Quad{</text:p>
      <text:p text:style-name="P16">struct Quad* prev;</text:p>
      <text:p text:style-name="P16">char src1[10];</text:p>
      <text:p text:style-name="P16">char op[10];</text:p>
      <text:p text:style-name="P16">char src2[10];</text:p>
      <text:p text:style-name="P16">char tar[10];</text:p>
      <text:p text:style-name="P16">struct Quad* next;</text:p>
      <text:p text:style-name="P16">}*Qhead;</text:p>
      <text:p text:style-name="P16"></text:p>
      <text:p text:style-name="P16">void yyerror(const char *st){}</text:p>
      <text:p text:style-name="P16"></text:p>
      <text:p text:style-name="P16"></text:p>
      <text:p text:style-name="P16">%}</text:p>
      <text:p text:style-name="P16">%left '+' '-'</text:p>
      <text:p text:style-name="P16">%left '*' '/'</text:p>
      <text:p text:style-name="P16">%union { <text:s/>struct icg{ char code[100]; char label[10]; char type[10];}ICG; }</text:p>
      <text:p text:style-name="P16">%token NL </text:p>
      <text:p text:style-name="P16">%token &lt;ICG&gt; ID</text:p>
      <text:p text:style-name="P16">%token <text:s/>PR INT FLOAT CHAR DOUBLE IF WHILE EQ</text:p>
      <text:p text:style-name="P16">%type &lt;ICG&gt; E Assign S If While Program Condition</text:p>
      <text:p text:style-name="P16">%%</text:p>
      <text:p text:style-name="P16"></text:p>
      <text:p text:style-name="P16">Program: S { strcpy($$.code,$1.code); printf("\nGenerated 3 Address Code \n%s\n",$1.code); <text:s/>}</text:p>
      <text:p text:style-name="P16"><text:s text:c="4"/>;</text:p>
      <text:p text:style-name="P16"><text:s text:c="4"/></text:p>
      <text:p text:style-name="P16">S: <text:s/>S Declare</text:p>
      <text:p text:style-name="P16"><text:s text:c="3"/>| S While { <text:s/>strcat($$.code,$2.code); }</text:p>
      <text:p text:style-name="P16"><text:s text:c="3"/>| S If <text:s/>{ <text:s/>strcat($$.code,$2.code); }</text:p>
      <text:p text:style-name="P16"><text:s text:c="3"/>| S Assign { strcat($$.code,$2.code); }</text:p>
      <text:p text:style-name="P16"><text:soft-page-break/><text:s text:c="3"/>|</text:p>
      <text:p text:style-name="P16"><text:s text:c="3"/>;</text:p>
      <text:p text:style-name="P16"><text:s text:c="4"/></text:p>
      <text:p text:style-name="P16">Declare: Type List ';' <text:s/></text:p>
      <text:p text:style-name="P16"><text:s text:c="4"/>;</text:p>
      <text:p text:style-name="P16"></text:p>
      <text:p text:style-name="P16">Type: INT {strcpy(vartype ,"INT"); }</text:p>
      <text:p text:style-name="P16"><text:s text:c="4"/>| FLOAT {strcpy(vartype ,"FLOAT"); }</text:p>
      <text:p text:style-name="P16"><text:s text:c="4"/>| CHAR {strcpy(vartype ,"CHAR");}</text:p>
      <text:p text:style-name="P16"><text:s text:c="4"/>| DOUBLE {strcpy(vartype ,"DOUBLE");}</text:p>
      <text:p text:style-name="P16"><text:s text:c="4"/>;</text:p>
      <text:p text:style-name="P16"><text:s text:c="4"/></text:p>
      <text:p text:style-name="P16">List : List ',' ID { newSYM($3.label,vartype);}</text:p>
      <text:p text:style-name="P16"><text:s text:c="4"/>| ID { newSYM($1.label,vartype);}</text:p>
      <text:p text:style-name="P16"><text:s text:c="4"/>; <text:s text:c="7"/></text:p>
      <text:p text:style-name="P16"><text:s text:c="4"/></text:p>
      <text:p text:style-name="P16">Assign: ID '=' E ';' { </text:p>
      <text:p text:style-name="P16"></text:p>
      <text:p text:style-name="P16"><text:s text:c="24"/>strcpy($$.code,$3.code); <text:s text:c="3"/></text:p>
      <text:p text:style-name="P16"><text:s text:c="24"/>strcat($$.code,$1.label);</text:p>
      <text:p text:style-name="P16"><text:s text:c="24"/>strcat($$.code," = ");</text:p>
      <text:p text:style-name="P16"><text:s text:c="24"/>strcat($$.code,$3.label);</text:p>
      <text:p text:style-name="P16"><text:s text:c="24"/>strcat($$.code,";\n");</text:p>
      <text:p text:style-name="P16"><text:s text:c="24"/>newAssignment = 0; } <text:s text:c="18"/></text:p>
      <text:p text:style-name="P16"><text:s text:c="8"/>;</text:p>
      <text:p text:style-name="P16"><text:s text:c="8"/></text:p>
      <text:p text:style-name="P16">E: E '+' E <text:s text:c="9"/>{ <text:s text:c="2"/>add_Code(&amp;$$,&amp;$1,&amp;$3,"+"); <text:s text:c="2"/>}</text:p>
      <text:p text:style-name="P16"><text:s text:c="4"/>|</text:p>
      <text:p text:style-name="P16"><text:s text:c="4"/>E '-' E <text:s text:c="8"/>{ <text:s text:c="3"/>add_Code(&amp;$$,&amp;$1,&amp;$3,"-"); <text:s/>}</text:p>
      <text:p text:style-name="P16"><text:s text:c="4"/>|</text:p>
      <text:p text:style-name="P16"><text:s text:c="4"/>E '*' E <text:s text:c="8"/>{ <text:s text:c="3"/>add_Code(&amp;$$,&amp;$1,&amp;$3,"*"); <text:s/>}</text:p>
      <text:p text:style-name="P16"><text:s text:c="4"/>| ID <text:s text:c="11"/>{ </text:p>
      <text:p text:style-name="P16"><text:s text:c="27"/>strcpy($$.code,$1.label);</text:p>
      <text:p text:style-name="P16"><text:s text:c="27"/>strcpy($$.label,$1.label); </text:p>
      <text:p text:style-name="P16"><text:s text:c="27"/>strcpy($$.type,getType($1.label)); </text:p>
      <text:p text:style-name="P16"><text:s text:c="21"/>}</text:p>
      <text:p text:style-name="P16"><text:s text:c="2"/>;</text:p>
      <text:p text:style-name="P16"><text:s text:c="2"/></text:p>
      <text:p text:style-name="P16">If: IF '(' Condition ')' '{' S '}'</text:p>
      <text:p text:style-name="P16"><text:s text:c="20"/>{ </text:p>
      <text:p text:style-name="P16"><text:s text:c="21"/>strcpy($$.code,$3.code);</text:p>
      <text:p text:style-name="P16"><text:s text:c="21"/>strcat($$.code,"\n");</text:p>
      <text:p text:style-name="P16"><text:s text:c="21"/>strcat ($$.code,"If.Then:\n");</text:p>
      <text:p text:style-name="P16"><text:s text:c="21"/>strcat($$.code,$6.code); </text:p>
      <text:p text:style-name="P16"><text:s text:c="21"/>strcat ($$.code,"If.End:\n");</text:p>
      <text:p text:style-name="P16"><text:s text:c="20"/>}</text:p>
      <text:p text:style-name="P16"><text:s text:c="4"/>; <text:s/></text:p>
      <text:p text:style-name="P16"></text:p>
      <text:p text:style-name="P16">Condition: E EQ E <text:s text:c="4"/>{ </text:p>
      <text:p text:style-name="P16"><text:s text:c="25"/>strcpy($$.code,$1.code);</text:p>
      <text:p text:style-name="P16"><text:soft-page-break/><text:s text:c="25"/>strcat($$.code,$3.code);</text:p>
      <text:p text:style-name="P16"><text:s text:c="25"/>strcat($$.code,"EQ ");</text:p>
      <text:p text:style-name="P16"><text:s text:c="25"/>strcat($$.code,$1.label);</text:p>
      <text:p text:style-name="P16"><text:s text:c="25"/>strcat($$.code,",");</text:p>
      <text:p text:style-name="P16"><text:s text:c="25"/>strcat($$.code,$3.label);</text:p>
      <text:p text:style-name="P16"><text:s text:c="25"/>strcat($$.code,"\n");</text:p>
      <text:p text:style-name="P16"><text:s text:c="25"/>newAssignment = 0; <text:s text:c="19"/></text:p>
      <text:p text:style-name="P16"><text:s text:c="25"/>}</text:p>
      <text:p text:style-name="P16"><text:s text:c="8"/>| E {</text:p>
      <text:p text:style-name="P16"><text:s text:c="16"/>strcpy($$.code,$1.code);</text:p>
      <text:p text:style-name="P16"><text:s text:c="16"/>newAssignment = 0;</text:p>
      <text:p text:style-name="P16"><text:s text:c="12"/>}</text:p>
      <text:p text:style-name="P16"><text:s text:c="8"/>; <text:s text:c="3"/></text:p>
      <text:p text:style-name="P16">While: WHILE '(' Condition ')' '{' S '}'</text:p>
      <text:p text:style-name="P16"><text:s text:c="20"/>{</text:p>
      <text:p text:style-name="P16"><text:s text:c="20"/>strcat($$.code,"WHILE.BEGIN:\n");</text:p>
      <text:p text:style-name="P16"><text:s text:c="20"/>strcat($$.code,$3.code);</text:p>
      <text:p text:style-name="P16"><text:s text:c="20"/>strcat($$.code,"WHILE.True:\n");</text:p>
      <text:p text:style-name="P16"><text:s text:c="20"/>strcat($$.code,$6.code);</text:p>
      <text:p text:style-name="P16"><text:s text:c="20"/>strcat($$.code,"GOTO WHILE.BEGIN\n"); <text:s text:c="14"/></text:p>
      <text:p text:style-name="P16"><text:s text:c="20"/>} <text:s text:c="3"/></text:p>
      <text:p text:style-name="P16"><text:s text:c="4"/>;</text:p>
      <text:p text:style-name="P16"><text:s text:c="7"/></text:p>
      <text:p text:style-name="P16">%% <text:s/></text:p>
      <text:p text:style-name="P16"></text:p>
      <text:p text:style-name="P16">void newSYM(char* lab, char* vartype);</text:p>
      <text:p text:style-name="P16">void newQuad(char* src1,char* op,char* src2,char* tar);</text:p>
      <text:p text:style-name="P16">void DisplaySTable(struct STable*);</text:p>
      <text:p text:style-name="P16"></text:p>
      <text:p text:style-name="P16">void add_Code(struct icg *tar,struct icg *one, struct icg *two,char* operator){</text:p>
      <text:p text:style-name="P16"><text:s text:c="8"/>char Tempname[10],code[50];</text:p>
      <text:p text:style-name="P16"><text:s text:c="8"/>static int tmpnum = 0;</text:p>
      <text:p text:style-name="P16"><text:s text:c="8"/>sprintf(Tempname,"temp%d",tmpnum++);</text:p>
      <text:p text:style-name="P16"><text:s text:c="8"/></text:p>
      <text:p text:style-name="P16"><text:s text:c="8"/>strcpy(tar-&gt;label,Tempname );</text:p>
      <text:p text:style-name="P16"><text:s text:c="8"/>strcpy(tar-&gt;type,two-&gt;type);</text:p>
      <text:p text:style-name="P16"><text:s text:c="8"/>newSYM(Tempname,two-&gt;type);</text:p>
      <text:p text:style-name="P16"><text:s text:c="8"/>strcat(Tempname," = ");</text:p>
      <text:p text:style-name="P16"><text:s text:c="8"/>strcpy(code, Tempname);</text:p>
      <text:p text:style-name="P16"><text:s text:c="8"/>strcat(code,one-&gt;label);</text:p>
      <text:p text:style-name="P16"><text:s text:c="8"/>strcat (code,operator);</text:p>
      <text:p text:style-name="P16"><text:s text:c="8"/>strcat(code,two-&gt;label);</text:p>
      <text:p text:style-name="P16"><text:s text:c="8"/>strcat(code,";\n");</text:p>
      <text:p text:style-name="P16"><text:s text:c="8"/></text:p>
      <text:p text:style-name="P16"><text:s text:c="8"/>if(newAssignment == 0){</text:p>
      <text:p text:style-name="P16"><text:s text:c="12"/>strcpy(tar-&gt;code , code);</text:p>
      <text:p text:style-name="P16"><text:s text:c="12"/>newAssignment = 1;</text:p>
      <text:p text:style-name="P16"><text:s text:c="8"/>}</text:p>
      <text:p text:style-name="P16"><text:s text:c="8"/>else</text:p>
      <text:p text:style-name="P16"><text:s text:c="12"/>strcat(tar-&gt;code , code);</text:p>
      <text:p text:style-name="P16"><text:soft-page-break/><text:s text:c="8"/>newQuad(one-&gt;label,operator,two-&gt;label,tar-&gt;label);</text:p>
      <text:p text:style-name="P16">}</text:p>
      <text:p text:style-name="P16"></text:p>
      <text:p text:style-name="P16">int isDeclared(char* lab){</text:p>
      <text:p text:style-name="P16"><text:s text:c="4"/>struct STable *st = head;</text:p>
      <text:p text:style-name="P16"><text:s text:c="4"/>while(st){</text:p>
      <text:p text:style-name="P16"><text:s text:c="5"/>if(strcmp(st-&gt;label,lab) == 0){</text:p>
      <text:p text:style-name="P16"><text:s text:c="8"/>return 1;</text:p>
      <text:p text:style-name="P16"><text:s text:c="5"/>}</text:p>
      <text:p text:style-name="P16"><text:s text:c="5"/>st = st-&gt;next;</text:p>
      <text:p text:style-name="P16">}</text:p>
      <text:p text:style-name="P16">return 0;</text:p>
      <text:p text:style-name="P16">}</text:p>
      <text:p text:style-name="P16">char* getType(char* lab){</text:p>
      <text:p text:style-name="P16"><text:s text:c="4"/>struct STable *st = head;</text:p>
      <text:p text:style-name="P16"><text:s text:c="4"/>while(st){</text:p>
      <text:p text:style-name="P16"><text:s text:c="5"/>if(strcmp(st-&gt;label,lab) == 0){</text:p>
      <text:p text:style-name="P16"><text:s text:c="8"/>return st-&gt;type;</text:p>
      <text:p text:style-name="P16"><text:s text:c="5"/>}</text:p>
      <text:p text:style-name="P16"><text:s text:c="5"/>st = st-&gt;next;</text:p>
      <text:p text:style-name="P16">}</text:p>
      <text:p text:style-name="P16">}</text:p>
      <text:p text:style-name="P16">void DisplayQuad();</text:p>
      <text:p text:style-name="P16">int main(){</text:p>
      <text:p text:style-name="P16">head = <text:s/>NULL;</text:p>
      <text:p text:style-name="P16">Qhead = NULL;</text:p>
      <text:p text:style-name="P16">stdin = fopen("in","r");</text:p>
      <text:p text:style-name="P16">freopen("out","w",stdout);</text:p>
      <text:p text:style-name="P16"></text:p>
      <text:p text:style-name="P16">yyparse();</text:p>
      <text:p text:style-name="P16">DisplaySTable(head);</text:p>
      <text:p text:style-name="P16">DisplayQuad();</text:p>
      <text:p text:style-name="P16">}</text:p>
      <text:p text:style-name="P16"></text:p>
      <text:p text:style-name="P16">int getVarSize(char* st){</text:p>
      <text:p text:style-name="P16">if(strcmp(st,"INT") == 0 ||strcmp(st,"FLOAT") == 0 <text:s/>)</text:p>
      <text:p text:style-name="P16"><text:s text:c="4"/>return 4;</text:p>
      <text:p text:style-name="P16">if(strcmp(st,"CHAR") == 0 )</text:p>
      <text:p text:style-name="P16"><text:s text:c="4"/>return 1;</text:p>
      <text:p text:style-name="P16">if(strcmp(st,"DOUBLE") == 0 <text:s/>)</text:p>
      <text:p text:style-name="P16"><text:s text:c="4"/>return 8; <text:s text:c="3"/></text:p>
      <text:p text:style-name="P16">}</text:p>
      <text:p text:style-name="P16"></text:p>
      <text:p text:style-name="P16">void newSYM(char* lab, char* vartype){</text:p>
      <text:p text:style-name="P16">struct STable *tnode = head;</text:p>
      <text:p text:style-name="P16">int size = getVarSize(vartype);</text:p>
      <text:p text:style-name="P16">if( !tnode ){</text:p>
      <text:p text:style-name="P16"><text:s text:c="4"/>struct STable* nnode = (struct STable *)malloc(sizeof(struct STable));</text:p>
      <text:p text:style-name="P16"><text:s text:c="4"/>strcpy(nnode-&gt;label ,lab);</text:p>
      <text:p text:style-name="P16"><text:s text:c="4"/>strcpy(nnode-&gt;type ,vartype);</text:p>
      <text:p text:style-name="P16"><text:soft-page-break/><text:s text:c="4"/>nnode-&gt;size = size;</text:p>
      <text:p text:style-name="P16"><text:s text:c="4"/>nnode-&gt;location = 100;</text:p>
      <text:p text:style-name="P16"><text:s text:c="4"/>nnode-&gt;next=NULL;</text:p>
      <text:p text:style-name="P16"><text:s text:c="4"/>head = nnode;</text:p>
      <text:p text:style-name="P16"><text:s text:c="3"/></text:p>
      <text:p text:style-name="P16">}else{</text:p>
      <text:p text:style-name="P16"><text:s text:c="4"/>while(tnode-&gt;next){</text:p>
      <text:p text:style-name="P16"><text:s text:c="8"/>if(strcmp (tnode-&gt;label,lab) == 0){</text:p>
      <text:p text:style-name="P16"><text:s text:c="12"/>printf("\nError: ReDeclaration of %s Variable %s (Previous Declaration as %s)",vartype, lab,tnode-&gt;type);</text:p>
      <text:p text:style-name="P16"><text:s text:c="12"/>return;</text:p>
      <text:p text:style-name="P16"><text:s text:c="8"/>} </text:p>
      <text:p text:style-name="P16"><text:s text:c="8"/>tnode = tnode-&gt;next; <text:s text:c="2"/></text:p>
      <text:p text:style-name="P16"><text:s text:c="4"/>}</text:p>
      <text:p text:style-name="P16"><text:s text:c="4"/>struct STable* nnode = (struct STable *)malloc(sizeof(struct STable));</text:p>
      <text:p text:style-name="P16"><text:s text:c="4"/>strcpy(nnode-&gt;label ,lab);</text:p>
      <text:p text:style-name="P16"><text:s text:c="4"/>nnode-&gt;size = size;</text:p>
      <text:p text:style-name="P16"><text:s text:c="4"/>strcpy(nnode-&gt;type ,vartype);</text:p>
      <text:p text:style-name="P16"><text:s text:c="4"/>nnode-&gt;location = tnode -&gt; location + size;</text:p>
      <text:p text:style-name="P16"><text:s text:c="4"/>nnode-&gt;next=NULL;</text:p>
      <text:p text:style-name="P16"><text:s text:c="4"/>tnode-&gt;next = nnode;</text:p>
      <text:p text:style-name="P16">}</text:p>
      <text:p text:style-name="P16">}</text:p>
      <text:p text:style-name="P16"></text:p>
      <text:p text:style-name="P16">void newQuad(char* src1,char* op,char* src2,char* tar){</text:p>
      <text:p text:style-name="P16"></text:p>
      <text:p text:style-name="P16">struct Quad *tnode = Qhead;</text:p>
      <text:p text:style-name="P16">if( !tnode ){</text:p>
      <text:p text:style-name="P16"><text:s text:c="4"/>struct Quad* nnode = (struct Quad *)malloc(sizeof(struct Quad));</text:p>
      <text:p text:style-name="P16"><text:s text:c="4"/>strcpy(nnode-&gt;src1 ,src1);</text:p>
      <text:p text:style-name="P16"><text:s text:c="4"/>strcpy(nnode-&gt;op ,op);</text:p>
      <text:p text:style-name="P16"><text:s text:c="4"/>strcpy(nnode-&gt;src2 ,src2);</text:p>
      <text:p text:style-name="P16"><text:s text:c="4"/>strcpy(nnode-&gt;tar ,tar);</text:p>
      <text:p text:style-name="P16"><text:s text:c="4"/>nnode-&gt;next=NULL;</text:p>
      <text:p text:style-name="P16"><text:s text:c="4"/>Qhead = nnode;</text:p>
      <text:p text:style-name="P16"><text:s text:c="3"/></text:p>
      <text:p text:style-name="P16">}else{</text:p>
      <text:p text:style-name="P16"><text:s text:c="4"/>while(tnode-&gt;next){</text:p>
      <text:p text:style-name="P16"><text:s text:c="8"/>tnode = tnode-&gt;next; <text:s text:c="2"/></text:p>
      <text:p text:style-name="P16"><text:s text:c="4"/>}</text:p>
      <text:p text:style-name="P16"><text:s text:c="4"/>struct Quad* nnode = (struct Quad *)malloc(sizeof(struct Quad));</text:p>
      <text:p text:style-name="P16"><text:s text:c="4"/>strcpy(nnode-&gt;src1 ,src1);</text:p>
      <text:p text:style-name="P16"><text:s text:c="4"/>strcpy(nnode-&gt;op ,op);</text:p>
      <text:p text:style-name="P16"><text:s text:c="4"/>strcpy(nnode-&gt;src2 ,src2);</text:p>
      <text:p text:style-name="P16"><text:s text:c="4"/>strcpy(nnode-&gt;tar ,tar);</text:p>
      <text:p text:style-name="P16"><text:s text:c="4"/>nnode-&gt;next=NULL;</text:p>
      <text:p text:style-name="P16"><text:s text:c="4"/>tnode-&gt;next = nnode;</text:p>
      <text:p text:style-name="P16">}</text:p>
      <text:p text:style-name="P16">}</text:p>
      <text:p text:style-name="P16"></text:p>
      <text:p text:style-name="P16"><text:soft-page-break/>void DisplaySTable(struct STable *st){</text:p>
      <text:p text:style-name="P16">int i = 1;</text:p>
      <text:p text:style-name="P16">printf("\n\n\t\t\t\t%s\n","SYMBOL TABLE");</text:p>
      <text:p text:style-name="P16">printf("\t| %s | Label | size | location |\n","Index");</text:p>
      <text:p text:style-name="P16">while(st){</text:p>
      <text:p text:style-name="P16"><text:s text:c="4"/>printf("\t|%7d|%7s|%6d|%10d|\n",i++,st-&gt;label,st-&gt;size,st-&gt;location);</text:p>
      <text:p text:style-name="P16"><text:s text:c="4"/>st = st-&gt;next;</text:p>
      <text:p text:style-name="P16">}</text:p>
      <text:p text:style-name="P16">}</text:p>
      <text:p text:style-name="P16"></text:p>
      <text:p text:style-name="P16">void DisplayQuad(){</text:p>
      <text:p text:style-name="P16">int i = 1;</text:p>
      <text:p text:style-name="P16">printf("\n\n\t\t\t\t%s\n","Quad TABLE");</text:p>
      <text:p text:style-name="P16">printf("\t| %s | SRC1 <text:s/>| OP <text:s text:c="2"/>| <text:s/>SRC2 | TARGET |\n","Index");</text:p>
      <text:p text:style-name="P16">struct Quad* st = Qhead;</text:p>
      <text:p text:style-name="P16">while(st){</text:p>
      <text:p text:style-name="P16"><text:s text:c="4"/>printf("\t|%7d|%7s|%6s|%7s|%8s|\n",i++,st-&gt;src1,st-&gt;op,st-&gt;src2,st-&gt;tar);</text:p>
      <text:p text:style-name="P16"><text:s text:c="4"/>st = st-&gt;next;</text:p>
      <text:p text:style-name="P16">}</text:p>
      <text:p text:style-name="P16">}</text:p>
      <text:p text:style-name="P8"/>
      <text:p text:style-name="P4">lex.l</text:p>
      <text:p text:style-name="P16">%{</text:p>
      <text:p text:style-name="P16">#include &lt;stdio.h&gt;</text:p>
      <text:p text:style-name="P16">#include "y.tab.h"</text:p>
      <text:p text:style-name="P16"></text:p>
      <text:p text:style-name="P16">%}</text:p>
      <text:p text:style-name="P16"></text:p>
      <text:p text:style-name="P16"></text:p>
      <text:p text:style-name="P16">letter [a-zA-Z]</text:p>
      <text:p text:style-name="P16">digit [0-9]</text:p>
      <text:p text:style-name="P16"></text:p>
      <text:p text:style-name="P16">%%</text:p>
      <text:p text:style-name="P16">"int" {return INT;}</text:p>
      <text:p text:style-name="P16">"float" {return FLOAT;}</text:p>
      <text:p text:style-name="P16">"double" {return DOUBLE;}</text:p>
      <text:p text:style-name="P16">"char" {return CHAR;}</text:p>
      <text:p text:style-name="P16">"if" {return IF;}</text:p>
      <text:p text:style-name="P16">"while" {return WHILE;}</text:p>
      <text:p text:style-name="P16">{letter}({letter}|{digit})* { strcpy(yylval.ICG.label, yytext); return ID;}</text:p>
      <text:p text:style-name="P16">"==" {return EQ;}</text:p>
      <text:p text:style-name="P16">","|";"|"="|"+"|"-"|"*"|"/"|"("|")"|"{"|"}" {return yytext[0];}</text:p>
      <text:p text:style-name="P16"></text:p>
      <text:p text:style-name="P16">\n</text:p>
      <text:p text:style-name="P16">%%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5">INPUT</text:p>
      <text:p text:style-name="P16">int a,g,h;</text:p>
      <text:p text:style-name="P16">int b,c,d,i;</text:p>
      <text:p text:style-name="P16"><text:s/>a = b + c + d;</text:p>
      <text:p text:style-name="P16"><text:s/></text:p>
      <text:p text:style-name="P16">while(a+c == b+c){</text:p>
      <text:p text:style-name="P16"><text:s text:c="4"/>a = a+c;</text:p>
      <text:p text:style-name="P16">}</text:p>
      <text:p text:style-name="P16"></text:p>
      <text:p text:style-name="P16">if(a) {</text:p>
      <text:p text:style-name="P16"><text:s text:c="4"/>a=h+g;</text:p>
      <text:p text:style-name="P16"><text:s text:c="4"/>h = h + h;</text:p>
      <text:p text:style-name="P16"><text:s text:c="3"/>}</text:p>
      <text:p text:style-name="P14"/>
      <text:p text:style-name="P15"/>
      <text:p text:style-name="P5">OUTPUT</text:p>
      <text:p text:style-name="P13"><text:s text:c="8"/><text:span text:style-name="T8"><text:s text:c="34"/></text:span></text:p>
      <text:p text:style-name="P14">Generated 3 Address Code </text:p>
      <text:p text:style-name="P14">temp0 = b+c;</text:p>
      <text:p text:style-name="P14">temp1 = temp0+d;</text:p>
      <text:p text:style-name="P14">a = temp1;</text:p>
      <text:p text:style-name="P14">WHILE.BEGIN:</text:p>
      <text:p text:style-name="P14">temp2 = a+c;</text:p>
      <text:p text:style-name="P14">btemp3 = b+c;</text:p>
      <text:p text:style-name="P14">EQ temp2,temp3</text:p>
      <text:p text:style-name="P14">WHILE.True:</text:p>
      <text:p text:style-name="P14">temp4 = a+c;a</text:p>
      <text:p text:style-name="P14">If.Then:</text:p>
      <text:p text:style-name="P14">temp5 = h+g;</text:p>
      <text:p text:style-name="P14">a = temp5;</text:p>
      <text:p text:style-name="P14">temp6 = h+h;</text:p>
      <text:p text:style-name="P14">h = temp6;</text:p>
      <text:p text:style-name="P14">If.End:</text:p>
      <text:p text:style-name="P14"></text:p>
      <text:p text:style-name="P14"></text:p>
      <text:p text:style-name="P14"></text:p>
      <text:p text:style-name="P14"><text:tab/><text:tab/><text:tab/><text:tab/>SYMBOL TABLE</text:p>
      <text:p text:style-name="P14"><text:tab/>| Index | Label | size | location |</text:p>
      <text:p text:style-name="P14"><text:tab/>| <text:s text:c="5"/>1| <text:s text:c="5"/>a| <text:s text:c="4"/>4| <text:s text:c="6"/>100|</text:p>
      <text:p text:style-name="P14"><text:tab/>| <text:s text:c="5"/>2| <text:s text:c="5"/>g| <text:s text:c="4"/>4| <text:s text:c="6"/>104|</text:p>
      <text:p text:style-name="P14"><text:tab/>| <text:s text:c="5"/>3| <text:s text:c="5"/>h| <text:s text:c="4"/>4| <text:s text:c="6"/>108|</text:p>
      <text:p text:style-name="P14"><text:tab/>| <text:s text:c="5"/>4| <text:s text:c="5"/>b| <text:s text:c="4"/>4| <text:s text:c="6"/>112|</text:p>
      <text:p text:style-name="P14"><text:tab/>| <text:s text:c="5"/>5| <text:s text:c="5"/>c| <text:s text:c="4"/>4| <text:s text:c="6"/>116|</text:p>
      <text:p text:style-name="P14"><text:tab/>| <text:s text:c="5"/>6| <text:s text:c="5"/>d| <text:s text:c="4"/>4| <text:s text:c="6"/>120|</text:p>
      <text:p text:style-name="P14"><text:tab/>| <text:s text:c="5"/>7| <text:s text:c="5"/>i| <text:s text:c="4"/>4| <text:s text:c="6"/>124|</text:p>
      <text:p text:style-name="P14"><text:tab/>| <text:s text:c="5"/>8| <text:s/>temp0| <text:s text:c="4"/>4| <text:s text:c="6"/>128|</text:p>
      <text:p text:style-name="P14"><text:tab/>| <text:s text:c="5"/>9| <text:s/>temp1| <text:s text:c="4"/>4| <text:s text:c="6"/>132|</text:p>
      <text:p text:style-name="P14"><text:tab/>| <text:s text:c="4"/>10| <text:s/>temp2| <text:s text:c="4"/>4| <text:s text:c="6"/>136|</text:p>
      <text:p text:style-name="P14"><text:tab/>| <text:s text:c="4"/>11| <text:s/>temp3| <text:s text:c="4"/>4| <text:s text:c="6"/>140|</text:p>
      <text:p text:style-name="P14"><text:soft-page-break/><text:tab/>| <text:s text:c="4"/>12| <text:s/>temp4| <text:s text:c="4"/>4| <text:s text:c="6"/>144|</text:p>
      <text:p text:style-name="P14"><text:tab/>| <text:s text:c="4"/>13| <text:s/>temp5| <text:s text:c="4"/>4| <text:s text:c="6"/>148|</text:p>
      <text:p text:style-name="P14"><text:tab/>| <text:s text:c="4"/>14| <text:s/>temp6| <text:s text:c="4"/>4| <text:s text:c="6"/>152|</text:p>
      <text:p text:style-name="P14"></text:p>
      <text:p text:style-name="P14"></text:p>
      <text:p text:style-name="P14"><text:tab/><text:tab/><text:tab/><text:tab/>Quad TABLE</text:p>
      <text:p text:style-name="P14"><text:tab/>| Index | SRC1 <text:s/>| OP <text:s text:c="2"/>| <text:s/>SRC2 | TARGET |</text:p>
      <text:p text:style-name="P14"><text:tab/>| <text:s text:c="5"/>1| <text:s text:c="5"/>b| <text:s text:c="4"/>+| <text:s text:c="5"/>c| <text:s text:c="2"/>temp0|</text:p>
      <text:p text:style-name="P14"><text:tab/>| <text:s text:c="5"/>2| <text:s/>temp0| <text:s text:c="4"/>+| <text:s text:c="5"/>d| <text:s text:c="2"/>temp1|</text:p>
      <text:p text:style-name="P14"><text:tab/>| <text:s text:c="5"/>3| <text:s text:c="5"/>a| <text:s text:c="4"/>+| <text:s text:c="5"/>c| <text:s text:c="2"/>temp2|</text:p>
      <text:p text:style-name="P14"><text:tab/>| <text:s text:c="5"/>4| <text:s text:c="5"/>b| <text:s text:c="4"/>+| <text:s text:c="5"/>c| <text:s text:c="2"/>temp3|</text:p>
      <text:p text:style-name="P14"><text:tab/>| <text:s text:c="5"/>5| <text:s text:c="5"/>a| <text:s text:c="4"/>+| <text:s text:c="5"/>c| <text:s text:c="2"/>temp4|</text:p>
      <text:p text:style-name="P14"><text:tab/>| <text:s text:c="5"/>6| <text:s text:c="5"/>h| <text:s text:c="4"/>+| <text:s text:c="5"/>g| <text:s text:c="2"/>temp5|</text:p>
      <text:p text:style-name="P14"><text:tab/>| <text:s text:c="5"/>7| <text:s text:c="5"/>h| <text:s text:c="4"/>+| <text:s text:c="5"/>h| <text:s text:c="2"/>temp6|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78782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1cfefb" style:font-size-asian="14pt" style:font-weight-asian="bold"/>
    </style:style>
    <style:style style:name="MT3" style:family="text">
      <style:text-properties fo:font-size="14pt" fo:font-weight="bold" officeooo:rsid="001b9cc9" style:font-size-asian="14pt" style:font-weight-asian="bold"/>
    </style:style>
    <style:style style:name="MT4" style:family="text">
      <style:text-properties style:font-name="Liberation Serif" fo:font-size="14pt" fo:font-weight="bold" officeooo:rsid="000df5c5" style:font-size-asian="14pt" style:font-weight-asian="bold" style:font-name-complex="Courier New"/>
    </style:style>
    <style:style style:name="MT5" style:family="text">
      <style:text-properties style:font-name="Liberation Serif" fo:font-size="14pt" fo:font-weight="bold" officeooo:rsid="001b9cc9" style:font-size-asian="14pt" style:font-weight-asian="bold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D LAB </text:span><text:span text:style-name="MT2">7</text:span><text:span text:style-name="MT1"> </text:span><text:span text:style-name="MT3">Intermediate Code Generator</text:span><text:span text:style-name="MT4"> using </text:span><text:span text:style-name="MT5">LEX and </text:span><text:span text:style-name="MT4">YACC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07:33.301480942</meta:creation-date>
    <dc:date>2014-11-16T23:40:53.556840380</dc:date>
    <meta:editing-duration>PT27M</meta:editing-duration>
    <meta:editing-cycles>32</meta:editing-cycles>
    <meta:generator>LibreOffice/4.2.3.3$Linux_X86_64 LibreOffice_project/420m0$Build-3</meta:generator>
    <meta:document-statistic meta:table-count="0" meta:image-count="0" meta:object-count="0" meta:page-count="8" meta:paragraph-count="354" meta:word-count="896" meta:character-count="8619" meta:non-whitespace-character-count="5647"/>
  </office:meta>
</office:document-meta>
</file>